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A5785D7082209A0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2cm" svg:y="0.002cm">
          <draw:image xlink:href="Pictures/1000000000000500000002D02A5785D7082209A0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waarschuwt voor vervolging</text:span></text:p>
            <text:p text:style-name="P3"><text:span text:style-name="T2">(Johannes 15:18–16:4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3:17.252000000</dc:date>
    <meta:editing-duration>PT2H26M57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